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 style:data-style-name="N2">
      <style:table-cell-properties fo:background-color="#8e86ae"/>
      <style:text-properties fo:color="#000000"/>
    </style:style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 style:data-style-name="N2">
      <style:table-cell-properties fo:background-color="#cccccc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9" style:family="table-cell" style:parent-style-name="Default" style:data-style-name="N2">
      <style:table-cell-properties fo:background-color="#ff0000"/>
      <style:text-properties fo:color="#000000"/>
    </style:style>
    <style:style style:name="ce10" style:family="table-cell" style:parent-style-name="Default" style:data-style-name="N2">
      <style:table-cell-properties fo:background-color="#afd095"/>
    </style:style>
    <style:style style:name="ce11" style:family="table-cell" style:parent-style-name="Default" style:data-style-name="N2">
      <style:table-cell-properties fo:background-color="#77bc65"/>
    </style:style>
    <style:style style:name="ce12" style:family="table-cell" style:parent-style-name="Default" style:data-style-name="N2">
      <style:table-cell-properties fo:background-color="#b4c7dc"/>
    </style:style>
    <style:style style:name="ce13" style:family="table-cell" style:parent-style-name="Default" style:data-style-name="N2">
      <style:table-cell-properties fo:background-color="#729fcf"/>
    </style:style>
    <style:style style:name="ce14" style:family="table-cell" style:parent-style-name="Default" style:data-style-name="N2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2">
      <style:table-cell-properties fo:background-color="#ffd7d7"/>
      <style:text-properties fo:color="#000000"/>
    </style:style>
    <style:style style:name="ce18" style:family="table-cell" style:parent-style-name="Default" style:data-style-name="N2">
      <style:table-cell-properties fo:background-color="#ffa6a6"/>
      <style:text-properties fo:color="#000000"/>
    </style:style>
    <style:style style:name="ce19" style:family="table-cell" style:parent-style-name="Default" style:data-style-name="N2">
      <style:table-cell-properties fo:background-color="#ea7500"/>
      <style:text-properties fo:color="#000000"/>
    </style:style>
    <style:style style:name="ce20" style:family="table-cell" style:parent-style-name="Default" style:data-style-name="N2">
      <style:table-cell-properties fo:background-color="#b85c00"/>
      <style:text-properties fo:color="#000000"/>
    </style:style>
    <style:style style:name="ce21" style:family="table-cell" style:parent-style-name="Default" style:data-style-name="N2">
      <style:table-cell-properties fo:background-color="#000000"/>
      <style:text-properties fo:color="#ffffff"/>
    </style:style>
    <style:style style:name="ce22" style:family="table-cell" style:parent-style-name="Default" style:data-style-name="N2">
      <style:table-cell-properties fo:background-color="transparent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Res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esetWeights?language=Basic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AN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And?language=Basic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O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Or?language=Basic&amp;location=document" xlink:type="simple"/>
              </office:event-listeners>
            </form:button>
            <form:button form:name="Push Button 4" form:control-implementation="ooo:com.sun.star.form.component.CommandButton" xml:id="control4" form:id="control4" form:label="XO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Xor?language=Basic&amp;location=document" xlink:type="simple"/>
              </office:event-listeners>
            </form:button>
          </form:form>
        </office:forms>
        <table:table-column table:style-name="co1" table:number-columns-repeated="16384" table:default-cell-style-name="ce6"/>
        <table:table-row table:style-name="ro1"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w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w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difference</text:p>
          </table:table-cell>
          <table:table-cell table:style-name="ce1"/>
          <table:table-cell table:style-name="ce1" office:value-type="string" calcext:value-type="string">
            <text:p>error</text:p>
          </table:table-cell>
          <table:table-cell table:style-name="ce22" table:number-columns-repeated="16371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style-name="ce8"/>
          <table:table-cell table:style-name="ce2" table:number-columns-repeated="7"/>
          <table:table-cell table:style-name="ce22" table:number-columns-repeated="16371"/>
        </table:table-row>
        <table:table-row table:style-name="ro1">
          <table:table-cell table:style-name="ce3" office:value-type="float" office:value="1" calcext:value-type="float">
            <text:p>1,00</text:p>
          </table:table-cell>
          <table:table-cell table:style-name="ce9" table:formula="of:=[.M4]" office:value-type="float" office:value="0.135970947049592" calcext:value-type="float">
            <text:p>0,14</text:p>
          </table:table-cell>
          <table:table-cell table:style-name="ce10" table:formula="of:=[.A3]*[.B3]+[.A4]*[.B4]+[.A5]*[.B5]" office:value-type="float" office:value="1.12873726667984" calcext:value-type="float">
            <text:p>1,13</text:p>
          </table:table-cell>
          <table:table-cell table:style-name="ce12" table:formula="of:=TANH([.C3])" office:value-type="float" office:value="0.810586651646909" calcext:value-type="float">
            <text:p>0,81</text:p>
          </table:table-cell>
          <table:table-cell table:style-name="ce3" office:value-type="float" office:value="1" calcext:value-type="float">
            <text:p>1,00</text:p>
          </table:table-cell>
          <table:table-cell table:style-name="ce9" table:formula="of:=[.M10]" office:value-type="float" office:value="-2.09502874353535" calcext:value-type="float">
            <text:p>-2,10</text:p>
          </table:table-cell>
          <table:table-cell table:style-name="ce10" table:formula="of:=[.E3]*[.F3]+[.E4]*[.F4]+[.E5]*[.F5]" office:value-type="float" office:value="-1.83178088313302" calcext:value-type="float">
            <text:p>-1,83</text:p>
          </table:table-cell>
          <table:table-cell table:style-name="ce12" table:formula="of:=TANH([.G3])" office:value-type="float" office:value="-0.950000005856649" calcext:value-type="float">
            <text:p>-0,95</text:p>
          </table:table-cell>
          <table:table-cell/>
          <table:table-cell table:style-name="ce17" office:value-type="float" office:value="-0.95" calcext:value-type="float">
            <text:p>-0,95</text:p>
          </table:table-cell>
          <table:table-cell table:style-name="ce19" table:formula="of:=ABS([.J3]-[.H3])" office:value-type="float" office:value="0.00000000585664927665874" calcext:value-type="float">
            <text:p>0,00</text:p>
          </table:table-cell>
          <table:table-cell/>
          <table:table-cell table:style-name="ce21" table:formula="of:=SUM([.K3:.K6])" office:value-type="float" office:value="0.00000043627896906262" calcext:value-type="float">
            <text:p>0,00</text:p>
          </table:table-cell>
          <table:table-cell table:number-columns-repeated="16371"/>
        </table:table-row>
        <table:table-row table:style-name="ro1">
          <table:table-cell table:style-name="ce4" office:value-type="float" office:value="-0.95" calcext:value-type="float">
            <text:p>-0,95</text:p>
          </table:table-cell>
          <table:table-cell table:style-name="ce9" table:formula="of:=[.M5]" office:value-type="float" office:value="-0.534617514791587" calcext:value-type="float">
            <text:p>-0,53</text:p>
          </table:table-cell>
          <table:table-cell table:style-name="ce11" table:formula="of:=[.A3]*[.B3]+[.A6]*[.B4]+[.A7]*[.B5]" office:value-type="float" office:value="0.158977905523359" calcext:value-type="float">
            <text:p>0,16</text:p>
          </table:table-cell>
          <table:table-cell table:style-name="ce13" table:formula="of:=TANH([.C4])" office:value-type="float" office:value="0.15765197402823" calcext:value-type="float">
            <text:p>0,16</text:p>
          </table:table-cell>
          <table:table-cell table:style-name="ce4" table:formula="of:=[.D3]" office:value-type="float" office:value="0.810586651646909" calcext:value-type="float">
            <text:p>0,81</text:p>
          </table:table-cell>
          <table:table-cell table:style-name="ce9" table:formula="of:=[.M11]" office:value-type="float" office:value="4.53937682718583" calcext:value-type="float">
            <text:p>4,54</text:p>
          </table:table-cell>
          <table:table-cell table:style-name="ce11" table:formula="of:=[.E3]*[.F3]+[.E6]*[.F4]+[.E7]*[.F5]" office:value-type="float" office:value="1.83177945089108" calcext:value-type="float">
            <text:p>1,83</text:p>
          </table:table-cell>
          <table:table-cell table:style-name="ce13" table:formula="of:=TANH([.G4])" office:value-type="float" office:value="0.949999866212886" calcext:value-type="float">
            <text:p>0,95</text:p>
          </table:table-cell>
          <table:table-cell/>
          <table:table-cell table:style-name="ce18" office:value-type="float" office:value="0.95" calcext:value-type="float">
            <text:p>0,95</text:p>
          </table:table-cell>
          <table:table-cell table:style-name="ce20" table:formula="of:=ABS([.J4]-[.H4])" office:value-type="float" office:value="0.000000133787113831829" calcext:value-type="float">
            <text:p>0,00</text:p>
          </table:table-cell>
          <table:table-cell/>
          <table:table-cell table:style-name="ce9" office:value-type="float" office:value="0.135970947049592" calcext:value-type="float">
            <text:p>0,14</text:p>
          </table:table-cell>
          <table:table-cell table:number-columns-repeated="16371"/>
        </table:table-row>
        <table:table-row table:style-name="ro1">
          <table:table-cell table:style-name="ce4" office:value-type="float" office:value="-0.95" calcext:value-type="float">
            <text:p>-0,95</text:p>
          </table:table-cell>
          <table:table-cell table:style-name="ce9" table:formula="of:=[.M6]" office:value-type="float" office:value="-0.510399663766569" calcext:value-type="float">
            <text:p>-0,51</text:p>
          </table:table-cell>
          <table:table-cell table:style-name="ce10" table:formula="of:=[.A3]*[.B3]+[.A8]*[.B4]+[.A9]*[.B5]" office:value-type="float" office:value="0.112963988575824" calcext:value-type="float">
            <text:p>0,11</text:p>
          </table:table-cell>
          <table:table-cell table:style-name="ce12" table:formula="of:=TANH([.C5])" office:value-type="float" office:value="0.112485922657729" calcext:value-type="float">
            <text:p>0,11</text:p>
          </table:table-cell>
          <table:table-cell table:style-name="ce4" table:formula="of:=[.D12]" office:value-type="float" office:value="-0.999999999999374" calcext:value-type="float">
            <text:p>-1,00</text:p>
          </table:table-cell>
          <table:table-cell table:style-name="ce9" table:formula="of:=[.M12]" office:value-type="float" office:value="3.41631040251195" calcext:value-type="float">
            <text:p>3,42</text:p>
          </table:table-cell>
          <table:table-cell table:style-name="ce10" table:formula="of:=[.E3]*[.F3]+[.E8]*[.F4]+[.E9]*[.F5]" office:value-type="float" office:value="1.83178212482504" calcext:value-type="float">
            <text:p>1,83</text:p>
          </table:table-cell>
          <table:table-cell table:style-name="ce12" table:formula="of:=TANH([.G5])" office:value-type="float" office:value="0.950000126921464" calcext:value-type="float">
            <text:p>0,95</text:p>
          </table:table-cell>
          <table:table-cell/>
          <table:table-cell table:style-name="ce17" office:value-type="float" office:value="0.95" calcext:value-type="float">
            <text:p>0,95</text:p>
          </table:table-cell>
          <table:table-cell table:style-name="ce19" table:formula="of:=ABS([.J5]-[.H5])" office:value-type="float" office:value="0.000000126921463783347" calcext:value-type="float">
            <text:p>0,00</text:p>
          </table:table-cell>
          <table:table-cell/>
          <table:table-cell table:style-name="ce9" office:value-type="float" office:value="-0.534617514791587" calcext:value-type="float">
            <text:p>-0,53</text:p>
          </table:table-cell>
          <table:table-cell table:number-columns-repeated="16371"/>
        </table:table-row>
        <table:table-row table:style-name="ro1">
          <table:table-cell table:style-name="ce5" office:value-type="float" office:value="-0.95" calcext:value-type="float">
            <text:p>-0,95</text:p>
          </table:table-cell>
          <table:table-cell/>
          <table:table-cell table:style-name="ce11" table:formula="of:=[.A3]*[.B3]+[.A10]*[.B4]+[.A11]*[.B5]" office:value-type="float" office:value="-0.856795372580656" calcext:value-type="float">
            <text:p>-0,86</text:p>
          </table:table-cell>
          <table:table-cell table:style-name="ce13" table:formula="of:=TANH([.C6])" office:value-type="float" office:value="-0.694602881130006" calcext:value-type="float">
            <text:p>-0,69</text:p>
          </table:table-cell>
          <table:table-cell table:style-name="ce5" table:formula="of:=[.D4]" office:value-type="float" office:value="0.15765197402823" calcext:value-type="float">
            <text:p>0,16</text:p>
          </table:table-cell>
          <table:table-cell/>
          <table:table-cell table:style-name="ce11" table:formula="of:=[.E3]*[.F3]+[.E10]*[.F4]+[.E11]*[.F5]" office:value-type="float" office:value="-1.83178256372147" calcext:value-type="float">
            <text:p>-1,83</text:p>
          </table:table-cell>
          <table:table-cell table:style-name="ce13" table:formula="of:=TANH([.G6])" office:value-type="float" office:value="-0.950000169713742" calcext:value-type="float">
            <text:p>-0,95</text:p>
          </table:table-cell>
          <table:table-cell/>
          <table:table-cell table:style-name="ce18" office:value-type="float" office:value="-0.95" calcext:value-type="float">
            <text:p>-0,95</text:p>
          </table:table-cell>
          <table:table-cell table:style-name="ce20" table:formula="of:=ABS([.J6]-[.H6])" office:value-type="float" office:value="0.000000169713742170785" calcext:value-type="float">
            <text:p>0,00</text:p>
          </table:table-cell>
          <table:table-cell/>
          <table:table-cell table:style-name="ce9" office:value-type="float" office:value="-0.510399663766569" calcext:value-type="float">
            <text:p>-0,51</text:p>
          </table:table-cell>
          <table:table-cell table:number-columns-repeated="16371"/>
        </table:table-row>
        <table:table-row table:style-name="ro1">
          <table:table-cell table:style-name="ce5" office:value-type="float" office:value="0.95" calcext:value-type="float">
            <text:p>0,95</text:p>
          </table:table-cell>
          <table:table-cell table:number-columns-repeated="3"/>
          <table:table-cell table:style-name="ce5" table:formula="of:=[.D13]" office:value-type="float" office:value="0.939951613998973" calcext:value-type="float">
            <text:p>0,94</text:p>
          </table:table-cell>
          <table:table-cell table:number-columns-repeated="7"/>
          <table:table-cell table:style-name="ce9" office:value-type="float" office:value="3.61574599066575" calcext:value-type="float">
            <text:p>3,62</text:p>
          </table:table-cell>
          <table:table-cell table:number-columns-repeated="16371"/>
        </table:table-row>
        <table:table-row table:style-name="ro1">
          <table:table-cell table:style-name="ce4" office:value-type="float" office:value="0.95" calcext:value-type="float">
            <text:p>0,95</text:p>
          </table:table-cell>
          <table:table-cell table:number-columns-repeated="3"/>
          <table:table-cell table:style-name="ce4" table:formula="of:=[.D5]" office:value-type="float" office:value="0.112485922657729" calcext:value-type="float">
            <text:p>0,11</text:p>
          </table:table-cell>
          <table:table-cell table:number-columns-repeated="7"/>
          <table:table-cell table:style-name="ce9" office:value-type="float" office:value="10.4684342873166" calcext:value-type="float">
            <text:p>10,47</text:p>
          </table:table-cell>
          <table:table-cell table:number-columns-repeated="16371"/>
        </table:table-row>
        <table:table-row table:style-name="ro1">
          <table:table-cell table:style-name="ce4" office:value-type="float" office:value="-0.95" calcext:value-type="float">
            <text:p>-0,95</text:p>
          </table:table-cell>
          <table:table-cell table:number-columns-repeated="3"/>
          <table:table-cell table:style-name="ce4" table:formula="of:=[.D14]" office:value-type="float" office:value="0.999966184323126" calcext:value-type="float">
            <text:p>1,00</text:p>
          </table:table-cell>
          <table:table-cell table:number-columns-repeated="7"/>
          <table:table-cell table:style-name="ce9" office:value-type="float" office:value="8.49147410763093" calcext:value-type="float">
            <text:p>8,49</text:p>
          </table:table-cell>
          <table:table-cell table:number-columns-repeated="16371"/>
        </table:table-row>
        <table:table-row table:style-name="ro1">
          <table:table-cell table:style-name="ce5" office:value-type="float" office:value="0.95" calcext:value-type="float">
            <text:p>0,95</text:p>
          </table:table-cell>
          <table:table-cell table:number-columns-repeated="3"/>
          <table:table-cell table:style-name="ce5" table:formula="of:=[.D6]" office:value-type="float" office:value="-0.694602881130006" calcext:value-type="float">
            <text:p>-0,69</text:p>
          </table:table-cell>
          <table:table-cell table:number-columns-repeated="7"/>
          <table:table-cell table:style-name="ce9" office:value-type="float" office:value="-2.09502874353535" calcext:value-type="float">
            <text:p>-2,10</text:p>
          </table:table-cell>
          <table:table-cell table:number-columns-repeated="16371"/>
        </table:table-row>
        <table:table-row table:style-name="ro1">
          <table:table-cell table:style-name="ce5" office:value-type="float" office:value="0.95" calcext:value-type="float">
            <text:p>0,95</text:p>
          </table:table-cell>
          <table:table-cell table:number-columns-repeated="3"/>
          <table:table-cell table:style-name="ce5" table:formula="of:=[.D15]" office:value-type="float" office:value="1" calcext:value-type="float">
            <text:p>1,00</text:p>
          </table:table-cell>
          <table:table-cell table:number-columns-repeated="7"/>
          <table:table-cell table:style-name="ce9" office:value-type="float" office:value="4.53937682718583" calcext:value-type="float">
            <text:p>4,54</text:p>
          </table:table-cell>
          <table:table-cell table:number-columns-repeated="16371"/>
        </table:table-row>
        <table:table-row table:style-name="ro1">
          <table:table-cell table:style-name="ce3" office:value-type="float" office:value="1" calcext:value-type="float">
            <text:p>1,00</text:p>
          </table:table-cell>
          <table:table-cell table:style-name="ce9" table:formula="of:=[.M7]" office:value-type="float" office:value="3.61574599066575" calcext:value-type="float">
            <text:p>3,62</text:p>
          </table:table-cell>
          <table:table-cell table:style-name="ce10" table:formula="of:=[.A12]*[.B12]+[.A13]*[.B13]+[.A14]*[.B14]" office:value-type="float" office:value="-14.3961669845344" calcext:value-type="float">
            <text:p>-14,40</text:p>
          </table:table-cell>
          <table:table-cell table:style-name="ce12" table:formula="of:=TANH([.C12])" office:value-type="float" office:value="-0.999999999999374" calcext:value-type="float">
            <text:p>-1,00</text:p>
          </table:table-cell>
          <table:table-cell table:number-columns-repeated="2"/>
          <table:table-cell>
            <draw:control table:end-cell-address="Sheet1.I13" table:end-x="0.01cm" table:end-y="0.379cm" draw:z-index="0" draw:name="Control 1" draw:style-name="gr1" draw:text-style-name="P1" svg:width="3.526cm" svg:height="0.42cm" svg:x="0.008cm" svg:y="0.411cm" draw:control="control1"/>
          </table:table-cell>
          <table:table-cell/>
          <table:table-cell>
            <draw:control table:end-cell-address="Sheet1.I13" table:end-x="1.745cm" table:end-y="0.383cm" draw:z-index="1" draw:name="Control 2" draw:style-name="gr1" draw:text-style-name="P1" svg:width="1.7cm" svg:height="0.4cm" svg:x="0.045cm" svg:y="0.435cm" draw:control="control2"/>
          </table:table-cell>
          <table:table-cell>
            <draw:control table:end-cell-address="Sheet1.J13" table:end-x="1.7cm" table:end-y="0.372cm" draw:z-index="2" draw:name="Control 3" draw:style-name="gr1" draw:text-style-name="P1" svg:width="1.7cm" svg:height="0.401cm" svg:x="0cm" svg:y="0.423cm" draw:control="control3"/>
          </table:table-cell>
          <table:table-cell>
            <draw:control table:end-cell-address="Sheet1.K13" table:end-x="1.7cm" table:end-y="0.372cm" draw:z-index="3" draw:name="Control 4" draw:style-name="gr1" draw:text-style-name="P1" svg:width="1.7cm" svg:height="0.401cm" svg:x="0cm" svg:y="0.423cm" draw:control="control4"/>
          </table:table-cell>
          <table:table-cell/>
          <table:table-cell table:style-name="ce9" office:value-type="float" office:value="3.41631040251195" calcext:value-type="float">
            <text:p>3,42</text:p>
          </table:table-cell>
          <table:table-cell table:number-columns-repeated="16371"/>
        </table:table-row>
        <table:table-row table:style-name="ro1">
          <table:table-cell table:style-name="ce4" office:value-type="float" office:value="-0.95" calcext:value-type="float">
            <text:p>-0,95</text:p>
          </table:table-cell>
          <table:table-cell table:style-name="ce9" table:formula="of:=[.M8]" office:value-type="float" office:value="10.4684342873166" calcext:value-type="float">
            <text:p>10,47</text:p>
          </table:table-cell>
          <table:table-cell table:style-name="ce11" table:formula="of:=[.A12]*[.B12]+[.A15]*[.B13]+[.A16]*[.B14]" office:value-type="float" office:value="1.7376338199644" calcext:value-type="float">
            <text:p>1,74</text:p>
          </table:table-cell>
          <table:table-cell table:style-name="ce13" table:formula="of:=TANH([.C13])" office:value-type="float" office:value="0.939951613998973" calcext:value-type="float">
            <text:p>0,94</text:p>
          </table:table-cell>
          <table:table-cell table:number-columns-repeated="16380"/>
        </table:table-row>
        <table:table-row table:style-name="ro1">
          <table:table-cell table:style-name="ce4" office:value-type="float" office:value="-0.95" calcext:value-type="float">
            <text:p>-0,95</text:p>
          </table:table-cell>
          <table:table-cell table:style-name="ce9" table:formula="of:=[.M9]" office:value-type="float" office:value="8.49147410763093" calcext:value-type="float">
            <text:p>8,49</text:p>
          </table:table-cell>
          <table:table-cell table:style-name="ce10" table:formula="of:=[.A12]*[.B12]+[.A17]*[.B13]+[.A18]*[.B14]" office:value-type="float" office:value="5.49385816136711" calcext:value-type="float">
            <text:p>5,49</text:p>
          </table:table-cell>
          <table:table-cell table:style-name="ce12" table:formula="of:=TANH([.C14])" office:value-type="float" office:value="0.999966184323126" calcext:value-type="float">
            <text:p>1,00</text:p>
          </table:table-cell>
          <table:table-cell table:number-columns-repeated="2"/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number-columns-repeated="16373"/>
        </table:table-row>
        <table:table-row table:style-name="ro1">
          <table:table-cell table:style-name="ce5" office:value-type="float" office:value="-0.95" calcext:value-type="float">
            <text:p>-0,95</text:p>
          </table:table-cell>
          <table:table-cell/>
          <table:table-cell table:style-name="ce11" table:formula="of:=[.A12]*[.B12]+[.A19]*[.B13]+[.A20]*[.B14]" office:value-type="float" office:value="21.6276589658659" calcext:value-type="float">
            <text:p>21,63</text:p>
          </table:table-cell>
          <table:table-cell table:style-name="ce13" table:formula="of:=TANH([.C15])" office:value-type="float" office:value="1" calcext:value-type="float">
            <text:p>1,00</text:p>
          </table:table-cell>
          <table:table-cell table:number-columns-repeated="2"/>
          <table:table-cell table:number-columns-repeated="2" table:style-name="ce15" office:value-type="float" office:value="-0.95" calcext:value-type="float">
            <text:p>-0,95</text:p>
          </table:table-cell>
          <table:table-cell table:number-columns-repeated="3" table:style-name="ce16" office:value-type="float" office:value="-0.95" calcext:value-type="float">
            <text:p>-0,95</text:p>
          </table:table-cell>
          <table:table-cell table:number-columns-repeated="16373"/>
        </table:table-row>
        <table:table-row table:style-name="ro1">
          <table:table-cell table:style-name="ce5" office:value-type="float" office:value="0.95" calcext:value-type="float">
            <text:p>0,95</text:p>
          </table:table-cell>
          <table:table-cell table:number-columns-repeated="5"/>
          <table:table-cell table:style-name="ce15" office:value-type="float" office:value="-0.95" calcext:value-type="float">
            <text:p>-0,95</text:p>
          </table:table-cell>
          <table:table-cell table:style-name="ce15" office:value-type="float" office:value="0.95" calcext:value-type="float">
            <text:p>0,95</text:p>
          </table:table-cell>
          <table:table-cell table:style-name="ce16" office:value-type="float" office:value="-0.95" calcext:value-type="float">
            <text:p>-0,95</text:p>
          </table:table-cell>
          <table:table-cell table:number-columns-repeated="2" table:style-name="ce16" office:value-type="float" office:value="0.95" calcext:value-type="float">
            <text:p>0,95</text:p>
          </table:table-cell>
          <table:table-cell table:number-columns-repeated="16373"/>
        </table:table-row>
        <table:table-row table:style-name="ro1">
          <table:table-cell table:style-name="ce4" office:value-type="float" office:value="0.95" calcext:value-type="float">
            <text:p>0,95</text:p>
          </table:table-cell>
          <table:table-cell table:number-columns-repeated="5"/>
          <table:table-cell table:style-name="ce15" office:value-type="float" office:value="0.95" calcext:value-type="float">
            <text:p>0,95</text:p>
          </table:table-cell>
          <table:table-cell table:style-name="ce15" office:value-type="float" office:value="-0.95" calcext:value-type="float">
            <text:p>-0,95</text:p>
          </table:table-cell>
          <table:table-cell table:style-name="ce16" office:value-type="float" office:value="-0.95" calcext:value-type="float">
            <text:p>-0,95</text:p>
          </table:table-cell>
          <table:table-cell table:number-columns-repeated="2" table:style-name="ce16" office:value-type="float" office:value="0.95" calcext:value-type="float">
            <text:p>0,95</text:p>
          </table:table-cell>
          <table:table-cell table:number-columns-repeated="16373"/>
        </table:table-row>
        <table:table-row table:style-name="ro1">
          <table:table-cell table:style-name="ce4" office:value-type="float" office:value="-0.95" calcext:value-type="float">
            <text:p>-0,95</text:p>
          </table:table-cell>
          <table:table-cell table:number-columns-repeated="5"/>
          <table:table-cell table:number-columns-repeated="2" table:style-name="ce15" office:value-type="float" office:value="0.95" calcext:value-type="float">
            <text:p>0,95</text:p>
          </table:table-cell>
          <table:table-cell table:number-columns-repeated="2" table:style-name="ce16" office:value-type="float" office:value="0.95" calcext:value-type="float">
            <text:p>0,95</text:p>
          </table:table-cell>
          <table:table-cell table:style-name="ce16" office:value-type="float" office:value="-0.95" calcext:value-type="float">
            <text:p>-0,95</text:p>
          </table:table-cell>
          <table:table-cell table:number-columns-repeated="16373"/>
        </table:table-row>
        <table:table-row table:style-name="ro1">
          <table:table-cell table:style-name="ce5" office:value-type="float" office:value="0.95" calcext:value-type="float">
            <text:p>0,95</text:p>
          </table:table-cell>
          <table:table-cell table:number-columns-repeated="16383"/>
        </table:table-row>
        <table:table-row table:style-name="ro1">
          <table:table-cell table:style-name="ce5" office:value-type="float" office:value="0.95" calcext:value-type="float">
            <text:p>0,95</text:p>
          </table:table-cell>
          <table:table-cell table:number-columns-repeated="16383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Sheet1.$A$1" table:expression="0" loext:hidden="true"/>
          <table:named-range table:name="solver_adj" table:base-cell-address="$Sheet1.$A$1" table:cell-range-address=".$M$4:.$M$12" table:range-usable-as="hidden"/>
          <table:named-expression table:name="solver_asr" table:base-cell-address="$Sheet1.$A$1" table:expression="0.5" loext:hidden="true"/>
          <table:named-expression table:name="solver_bbd" table:base-cell-address="$Sheet1.$A$1" table:expression="1" loext:hidden="true"/>
          <table:named-expression table:name="solver_ccoeff" table:base-cell-address="$Sheet1.$A$1" table:expression="0.729" loext:hidden="true"/>
          <table:named-expression table:name="solver_cog" table:base-cell-address="$Sheet1.$A$1" table:expression="1.494" loext:hidden="true"/>
          <table:named-expression table:name="solver_crpb" table:base-cell-address="$Sheet1.$A$1" table:expression="0.9" loext:hidden="true"/>
          <table:named-expression table:name="solver_eng" table:base-cell-address="$Sheet1.$A$1" table:expression="3" loext:hidden="true"/>
          <table:named-expression table:name="solver_enst" table:base-cell-address="$Sheet1.$A$1" table:expression="1" loext:hidden="true"/>
          <table:named-expression table:name="solver_eps" table:base-cell-address="$Sheet1.$A$1" table:expression="0" loext:hidden="true"/>
          <table:named-expression table:name="solver_gvr" table:base-cell-address="$Sheet1.$A$1" table:expression="1" loext:hidden="true"/>
          <table:named-expression table:name="solver_int" table:base-cell-address="$Sheet1.$A$1" table:expression="0" loext:hidden="true"/>
          <table:named-expression table:name="solver_lbsz" table:base-cell-address="$Sheet1.$A$1" table:expression="210" loext:hidden="true"/>
          <table:named-expression table:name="solver_lcy" table:base-cell-address="$Sheet1.$A$1" table:expression="2000" loext:hidden="true"/>
          <table:named-expression table:name="solver_lo_eng" table:base-cell-address="$Sheet1.$A$1" table:expression="&quot;com.sun.star.comp.Calc.NLPSolver.DEPSSolverImpl&quot;" loext:hidden="true"/>
          <table:named-expression table:name="solver_mtpb" table:base-cell-address="$Sheet1.$A$1" table:expression="0" loext:hidden="true"/>
          <table:named-expression table:name="solver_neg" table:base-cell-address="$Sheet1.$A$1" table:expression="2" loext:hidden="true"/>
          <table:named-expression table:name="solver_num" table:base-cell-address="$Sheet1.$A$1" table:expression="0" loext:hidden="true"/>
          <table:named-range table:name="solver_opt" table:base-cell-address="$Sheet1.$A$1" table:cell-range-address=".$M$3" table:range-usable-as="hidden"/>
          <table:named-expression table:name="solver_prng" table:base-cell-address="$Sheet1.$A$1" table:expression="0" loext:hidden="true"/>
          <table:named-expression table:name="solver_rsp" table:base-cell-address="$Sheet1.$A$1" table:expression="0" loext:hidden="true"/>
          <table:named-expression table:name="solver_slim" table:base-cell-address="$Sheet1.$A$1" table:expression="70" loext:hidden="true"/>
          <table:named-expression table:name="solver_smax" table:base-cell-address="$Sheet1.$A$1" table:expression="0.5" loext:hidden="true"/>
          <table:named-expression table:name="solver_smin" table:base-cell-address="$Sheet1.$A$1" table:expression="0.5" loext:hidden="true"/>
          <table:named-expression table:name="solver_soc" table:base-cell-address="$Sheet1.$A$1" table:expression="1.494" loext:hidden="true"/>
          <table:named-expression table:name="solver_ssz" table:base-cell-address="$Sheet1.$A$1" table:expression="70" loext:hidden="true"/>
          <table:named-expression table:name="solver_stol" table:base-cell-address="$Sheet1.$A$1" table:expression="0.000001" loext:hidden="true"/>
          <table:named-expression table:name="solver_tim" table:base-cell-address="$Sheet1.$A$1" table:expression="60000" loext:hidden="true"/>
          <table:named-expression table:name="solver_typ" table:base-cell-address="$Sheet1.$A$1" table:expression="2" loext:hidden="true"/>
          <table:named-expression table:name="solver_vrt" table:base-cell-address="$Sheet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odor Balabanov</meta:initial-creator>
    <meta:creation-date>2025-03-16T15:56:47.211942100</meta:creation-date>
    <dc:date>2025-03-16T18:30:14.898414400</dc:date>
    <dc:creator>Todor Balabanov</dc:creator>
    <meta:editing-duration>PT2H32M50S</meta:editing-duration>
    <meta:editing-cycles>81</meta:editing-cycles>
    <meta:generator>LibreOffice/25.2.1.2$Windows_X86_64 LibreOffice_project/d3abf4aee5fd705e4a92bba33a32f40bc4e56f49</meta:generator>
    <meta:document-statistic meta:table-count="1" meta:cell-count="114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ResetWeights
    Dim oDoc As Object
    Dim oSheet As Object
    Dim oCellRange As Object
    Dim oCells As Object
    Dim i As Integer
    
    ' Get the current spreadsheet document
    oDoc = ThisComponent
    
    ' Get the active sheet (first sheet in this case)
    oSheet = oDoc.Sheets(0)
    
    ' Get the cell range M3:M10
    oCellRange = oSheet.getCellRangeByName("M4:M11")
    
    ' Loop through each cell in the range
    For i = 0 To oCellRange.getRows().getCount() - 1
        oCell = oCellRange.getCellByPosition(0, i)
        oCell.Value = Rnd
    Next i
End Sub

Sub LoadInput
    Dim oDoc As Object
    Dim oSheet As Object
    Dim oCellRange As Object
    Dim oCells As Object
    
    ' Get the current spreadsheet document
    oDoc = ThisComponent
    
    ' Get the active sheet (first sheet in this case)
    oSheet = oDoc.Sheets(0)
    
    ' Copy cells
    oSheet.getCellRangeByName("A4").Value = oSheet.getCellRangeByName("G15").Value
    oSheet.getCellRangeByName("A5").Value = oSheet.getCellRangeByName("H15").Value
    oSheet.getCellRangeByName("A6").Value = oSheet.getCellRangeByName("G16").Value
    oSheet.getCellRangeByName("A7").Value = oSheet.getCellRangeByName("H16").Value
    oSheet.getCellRangeByName("A8").Value = oSheet.getCellRangeByName("G17").Value
    oSheet.getCellRangeByName("A9").Value = oSheet.getCellRangeByName("H17").Value
    oSheet.getCellRangeByName("A10").Value = oSheet.getCellRangeByName("G18").Value
    oSheet.getCellRangeByName("A11").Value = oSheet.getCellRangeByName("H18").Value

    oSheet.getCellRangeByName("A13").Value = oSheet.getCellRangeByName("G15").Value
    oSheet.getCellRangeByName("A14").Value = oSheet.getCellRangeByName("H15").Value
    oSheet.getCellRangeByName("A15").Value = oSheet.getCellRangeByName("G16").Value
    oSheet.getCellRangeByName("A16").Value = oSheet.getCellRangeByName("H16").Value
    oSheet.getCellRangeByName("A17").Value = oSheet.getCellRangeByName("G17").Value
    oSheet.getCellRangeByName("A18").Value = oSheet.getCellRangeByName("H17").Value
    oSheet.getCellRangeByName("A19").Value = oSheet.getCellRangeByName("G18").Value
    oSheet.getCellRangeByName("A20").Value = oSheet.getCellRangeByName("H18").Value
End Sub

Sub LoadAnd
    Dim oDoc As Object
    Dim oSheet As Object
    Dim oCellRange As Object
    Dim oCells As Object

	call LoadInput
    
    ' Get the current spreadsheet document
    oDoc = ThisComponent
    
    ' Get the active sheet (first sheet in this case)
    oSheet = oDoc.Sheets(0)

    oSheet.getCellRangeByName("J3").Value = oSheet.getCellRangeByName("I15").Value
    oSheet.getCellRangeByName("J4").Value = oSheet.getCellRangeByName("I16").Value
    oSheet.getCellRangeByName("J5").Value = oSheet.getCellRangeByName("I17").Value
    oSheet.getCellRangeByName("J6").Value = oSheet.getCellRangeByName("I18").Value
End Sub

Sub LoadOr
    Dim oDoc As Object
    Dim oSheet As Object
    Dim oCellRange As Object
    Dim oCells As Object

	call LoadInput
    
    ' Get the current spreadsheet document
    oDoc = ThisComponent
    
    ' Get the active sheet (first sheet in this case)
    oSheet = oDoc.Sheets(0)

    oSheet.getCellRangeByName("J3").Value = oSheet.getCellRangeByName("J15").Value
    oSheet.getCellRangeByName("J4").Value = oSheet.getCellRangeByName("J16").Value
    oSheet.getCellRangeByName("J5").Value = oSheet.getCellRangeByName("J17").Value
    oSheet.getCellRangeByName("J6").Value = oSheet.getCellRangeByName("J18").Value
End Sub

Sub LoadXor
    Dim oDoc As Object
    Dim oSheet As Object
    Dim oCellRange As Object
    Dim oCells As Object

	call LoadInput
    
    ' Get the current spreadsheet document
    oDoc = ThisComponent
    
    ' Get the active sheet (first sheet in this case)
    oSheet = oDoc.Sheets(0)

    oSheet.getCellRangeByName("J3").Value = oSheet.getCellRangeByName("K15").Value
    oSheet.getCellRangeByName("J4").Value = oSheet.getCellRangeByName("K16").Value
    oSheet.getCellRangeByName("J5").Value = oSheet.getCellRangeByName("K17").Value
    oSheet.getCellRangeByName("J6").Value = oSheet.getCellRangeByName("K18").Value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